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889cm" style:rel-column-width="7281*"/>
    </style:style>
    <style:style style:name="Table1.I" style:family="table-column">
      <style:table-column-properties style:column-width="1.891cm" style:rel-column-width="7287*"/>
    </style:style>
    <style:style style:name="Table1.A1" style:family="table-cell" style:data-style-name="N100">
      <style:table-cell-properties fo:padding="0.097cm" fo:border-left="0.088cm solid #000000" fo:border-right="none" fo:border-top="0.088cm solid #000000" fo:border-bottom="none"/>
    </style:style>
    <style:style style:name="Table1.B1" style:family="table-cell" style:data-style-name="N100">
      <style:table-cell-properties fo:padding="0.097cm" fo:border-left="none" fo:border-right="none" fo:border-top="0.088cm solid #000000" fo:border-bottom="none"/>
    </style:style>
    <style:style style:name="Table1.C1" style:family="table-cell" style:data-style-name="N100">
      <style:table-cell-properties fo:padding="0.097cm" fo:border-left="none" fo:border-right="0.088cm solid #000000" fo:border-top="0.088cm solid #000000" fo:border-bottom="none"/>
    </style:style>
    <style:style style:name="Table1.A2" style:family="table-cell" style:data-style-name="N100">
      <style:table-cell-properties fo:padding="0.097cm" fo:border-left="0.088cm solid #000000" fo:border-right="none" fo:border-top="none" fo:border-bottom="none"/>
    </style:style>
    <style:style style:name="Table1.B2" style:family="table-cell" style:data-style-name="N100">
      <style:table-cell-properties fo:padding="0.097cm" fo:border="none"/>
    </style:style>
    <style:style style:name="Table1.C2" style:family="table-cell" style:data-style-name="N100">
      <style:table-cell-properties fo:padding="0.097cm" fo:border-left="none" fo:border-right="0.088cm solid #000000" fo:border-top="none" fo:border-bottom="none"/>
    </style:style>
    <style:style style:name="Table1.A3" style:family="table-cell" style:data-style-name="N100">
      <style:table-cell-properties fo:padding="0.097cm" fo:border-left="0.088cm solid #000000" fo:border-right="none" fo:border-top="none" fo:border-bottom="0.088cm solid #000000"/>
    </style:style>
    <style:style style:name="Table1.B3" style:family="table-cell" style:data-style-name="N100">
      <style:table-cell-properties fo:padding="0.097cm" fo:border-left="none" fo:border-right="none" fo:border-top="none" fo:border-bottom="0.088cm solid #000000"/>
    </style:style>
    <style:style style:name="Table1.C3" style:family="table-cell" style:data-style-name="N100">
      <style:table-cell-properties fo:padding="0.097cm" fo:border-left="none" fo:border-right="0.088cm solid #000000" fo:border-top="none" fo:border-bottom="0.088cm solid #000000"/>
    </style:style>
    <style:style style:name="Table2" style:family="table">
      <style:table-properties style:width="16.999cm" table:align="margins"/>
    </style:style>
    <style:style style:name="Table2.A" style:family="table-column">
      <style:table-column-properties style:column-width="1.889cm" style:rel-column-width="7281*"/>
    </style:style>
    <style:style style:name="Table2.I" style:family="table-column">
      <style:table-column-properties style:column-width="1.891cm" style:rel-column-width="7287*"/>
    </style:style>
    <style:style style:name="Table2.A1" style:family="table-cell" style:data-style-name="N100">
      <style:table-cell-properties fo:padding="0.097cm" fo:border-left="0.088cm solid #000000" fo:border-right="none" fo:border-top="0.088cm solid #000000" fo:border-bottom="none"/>
    </style:style>
    <style:style style:name="Table2.B1" style:family="table-cell" style:data-style-name="N100">
      <style:table-cell-properties fo:padding="0.097cm" fo:border-left="none" fo:border-right="none" fo:border-top="0.088cm solid #000000" fo:border-bottom="none"/>
    </style:style>
    <style:style style:name="Table2.C1" style:family="table-cell" style:data-style-name="N100">
      <style:table-cell-properties fo:padding="0.097cm" fo:border-left="none" fo:border-right="0.088cm solid #000000" fo:border-top="0.088cm solid #000000" fo:border-bottom="none"/>
    </style:style>
    <style:style style:name="Table2.D1" style:family="table-cell" style:data-style-name="N100">
      <style:table-cell-properties fo:padding="0.097cm" fo:border-left="0.002cm solid #000000" fo:border-right="none" fo:border-top="0.002cm solid #000000" fo:border-bottom="0.002cm solid #000000"/>
    </style:style>
    <style:style style:name="Table2.I1" style:family="table-cell" style:data-style-name="N100">
      <style:table-cell-properties fo:padding="0.097cm" fo:border="0.002cm solid #000000"/>
    </style:style>
    <style:style style:name="Table2.A2" style:family="table-cell" style:data-style-name="N100">
      <style:table-cell-properties fo:padding="0.097cm" fo:border-left="0.088cm solid #000000" fo:border-right="none" fo:border-top="none" fo:border-bottom="none"/>
    </style:style>
    <style:style style:name="Table2.B2" style:family="table-cell" style:data-style-name="N100">
      <style:table-cell-properties fo:padding="0.097cm" fo:border="none"/>
    </style:style>
    <style:style style:name="Table2.C2" style:family="table-cell" style:data-style-name="N100">
      <style:table-cell-properties fo:padding="0.097cm" fo:border-left="none" fo:border-right="0.088cm solid #000000" fo:border-top="none" fo:border-bottom="none"/>
    </style:style>
    <style:style style:name="Table2.D2" style:family="table-cell" style:data-style-name="N100">
      <style:table-cell-properties fo:padding="0.097cm" fo:border-left="0.002cm solid #000000" fo:border-right="none" fo:border-top="none" fo:border-bottom="0.002cm solid #000000"/>
    </style:style>
    <style:style style:name="Table2.I2" style:family="table-cell" style:data-style-name="N100">
      <style:table-cell-properties fo:padding="0.097cm" fo:border-left="0.002cm solid #000000" fo:border-right="0.002cm solid #000000" fo:border-top="none" fo:border-bottom="0.002cm solid #000000"/>
    </style:style>
    <style:style style:name="Table2.A3" style:family="table-cell" style:data-style-name="N100">
      <style:table-cell-properties fo:padding="0.097cm" fo:border-left="0.088cm solid #000000" fo:border-right="none" fo:border-top="none" fo:border-bottom="0.088cm solid #000000"/>
    </style:style>
    <style:style style:name="Table2.B3" style:family="table-cell" style:data-style-name="N100">
      <style:table-cell-properties fo:padding="0.097cm" fo:border-left="none" fo:border-right="none" fo:border-top="none" fo:border-bottom="0.088cm solid #000000"/>
    </style:style>
    <style:style style:name="Table2.C3" style:family="table-cell" style:data-style-name="N100">
      <style:table-cell-properties fo:padding="0.097cm" fo:border-left="none" fo:border-right="0.088cm solid #000000" fo:border-top="none" fo:border-bottom="0.088cm solid #000000"/>
    </style:style>
    <style:style style:name="P1" style:family="paragraph" style:parent-style-name="Standard">
      <style:text-properties fo:font-variant="normal" fo:text-transform="none" fo:color="#000000" style:font-name="apple-system" fo:font-size="13.5pt" fo:letter-spacing="normal" fo:language="en" fo:country="US" fo:font-style="normal" style:text-underline-style="solid" style:text-underline-width="auto" style:text-underline-color="font-color" fo:font-weight="normal"/>
    </style:style>
    <style:style style:name="P2" style:family="paragraph" style:parent-style-name="Standard">
      <style:text-properties fo:font-variant="normal" fo:text-transform="none" fo:color="#000000" style:font-name="apple-system" fo:font-size="13.5pt" fo:letter-spacing="normal" fo:language="en" fo:country="US" fo:font-style="normal" fo:font-weight="normal"/>
    </style:style>
    <style:style style:name="P3" style:family="paragraph" style:parent-style-name="Standard">
      <style:text-properties fo:language="en" fo:country="US"/>
    </style:style>
    <style:style style:name="P4" style:family="paragraph" style:parent-style-name="Standard">
      <style:paragraph-properties fo:break-before="page"/>
      <style:text-properties fo:font-variant="normal" fo:text-transform="none" fo:color="#000000" style:font-name="apple-system" fo:font-size="13.5pt" fo:letter-spacing="normal" fo:language="en" fo:country="US" fo:font-style="normal" fo:font-weight="normal"/>
    </style:style>
    <style:style style:name="P5" style:family="paragraph" style:parent-style-name="Heading_20_1">
      <style:paragraph-properties fo:break-before="page"/>
      <style:text-properties fo:font-variant="normal" fo:text-transform="none" fo:color="#000000" style:font-name="var wp--preset--font-family--source-serif-pro" fo:font-size="13.5pt" fo:letter-spacing="normal" fo:language="en" fo:country="US" fo:font-style="normal" style:text-underline-style="solid" style:text-underline-width="auto" style:text-underline-color="font-color" fo:font-weight="normal"/>
    </style:style>
    <style:style style:name="P6" style:family="paragraph" style:parent-style-name="Table_20_Contents">
      <style:text-properties style:font-name="apple-system" fo:font-size="13.5pt" fo:language="en" fo:country="US"/>
    </style:style>
    <style:style style:name="P7" style:family="paragraph" style:parent-style-name="Text_20_body">
      <style:text-properties fo:font-variant="normal" fo:text-transform="none" fo:color="#000000" style:font-name="apple-system" fo:font-size="13.5pt" fo:letter-spacing="normal" fo:language="en" fo:country="US"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apple-system" fo:font-size="13.5pt" fo:letter-spacing="normal" fo:language="en" fo:country="US" fo:font-style="normal" fo:font-weight="normal"/>
    </style:style>
    <style:style style:name="T1" style:family="text">
      <style:text-properties fo:font-variant="normal" fo:text-transform="none" fo:color="#000000" style:font-name="apple-system" fo:font-size="13.5pt" fo:letter-spacing="normal" fo:font-style="normal" fo:font-weight="normal"/>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oku Algorithm Part 1 Creating a completed puzzle </text:p>
      <text:p text:style-name="P2"/>
      <text:p text:style-name="P2">Step one of creating a Sudoku puzzle is filling in the whole 9 x 9 grid with numbers that fit the constraints of Sudoku rules.</text:p>
      <text:p text:style-name="P2"/>
      <text:p text:style-name="P2">-Each row must contain the numbers 1 to 9.</text:p>
      <text:p text:style-name="P2">-Each column must contain the numbers 1 to 9.</text:p>
      <text:p text:style-name="P2">-Each 3 x 3 local square must contain the numbers 1 to 9.</text:p>
      <text:p text:style-name="P2"/>
      <text:p text:style-name="P2">I decided to see how others tackled the task of creating Sudoku puzzles.</text:p>
      <text:p text:style-name="P2">Some interesting pages I found were:</text:p>
      <text:p text:style-name="P2">https://ostermiller.org/qqwing/</text:p>
      <text:p text:style-name="P2">https://www.codeproject.com/KB/recipes/Abhishek_Sudoku.aspx</text:p>
      <text:p text:style-name="P2"/>
      <text:p text:style-name="P2">The last link is the one that sparked an idea for my own algorithm. The author explains how he wrote his program. It helped create a few good ideas to start my own Sudoku algorithm.</text:p>
      <text:p text:style-name="P2"/>
      <text:p text:style-name="P2">To fill the Sudoku grid I use, what I call, a 9 x 9 Potential Array. <text:s/>The Potential Array holds a list of possible values that could potentially work in each cell based on Sudoku rules.</text:p>
      <text:p text:style-name="P2"/>
      <text:p text:style-name="P2">With a blank 9 x 9 Sudoku Game Array, each cell in the Potential Array will be (1..9) as there are no limitations yet.</text:p>
      <text:p text:style-name="P2"/>
      <text:p text:style-name="P2">Staring with the first empty cell we randomly choose one of the potential numbers and remove the other potential numbers for this cell. This cell is set.</text:p>
      <text:p text:style-name="P2"/>
      <text:p text:style-name="P2">Each time we set a value for a cell we must recalculate the potential values for the cells in the 9 x 9 Potential Array that are not set. We do this based on the values for the set cells in the 9 x 9 Potential Array. For example, if there is a 7 in row 2, there can be no other 7’s in the rest of the row. Therefore the all the Potential Array lists for row 2 will be stripped of the number 7. The same holds true for the cells column and the local 3 x 3 square that the cell resides in. I continue to go through the cells in the 9 x 9 Potential Array that are not set, randomly choosing one of the possible values in that cell, setting that cell, and recalculating the new values for the cells that are not set.</text:p>
      <text:p text:style-name="P2"/>
      <text:p text:style-name="P2">If, while recalculating the values for cells that are not set in the 9 x 9 Potential Array, a cell has no possible values we cannot complete filling in this Sudoku <text:soft-page-break/>board. So we must recurse back to the previous set cell, restoring previous values and try another value to set and continue again.</text:p>
      <text:p text:style-name="P2"/>
      <text:p text:style-name="P2">When we have reduced all the cells in the 9 x 9 Potential Array to only one possible value, we are done. We now have a fully filled in Sudoku board.</text:p>
      <text:p text:style-name="P2"/>
      <text:p text:style-name="P2"/>
      <text:p text:style-name="P4">Eg:</text:p>
      <text:p text:style-name="P2"/>
      <text:p text:style-name="P2">Start</text:p>
      <table:table table:name="Table1" table:style-name="Table1">
        <table:table-column table:style-name="Table1.A" table:number-columns-repeated="8"/>
        <table:table-column table:style-name="Table1.I"/>
        <table:table-row>
          <table:table-cell table:style-name="Table1.A1" office:value-type="float" office:value="44935">
            <text:p text:style-name="P6">1..9</text:p>
          </table:table-cell>
          <table:table-cell table:style-name="Table1.B1" office:value-type="float" office:value="0">
            <text:p text:style-name="P6">1..9</text:p>
          </table:table-cell>
          <table:table-cell table:style-name="Table1.C1" office:value-type="float" office:value="44935">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row>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row>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cell table:style-name="Table1.A1" office:value-type="float" office:value="0">
            <text:p text:style-name="P6">1..9</text:p>
          </table:table-cell>
          <table:table-cell table:style-name="Table1.B1" office:value-type="float" office:value="0">
            <text:p text:style-name="P6">1..9</text:p>
          </table:table-cell>
          <table:table-cell table:style-name="Table1.C1" office:value-type="float" office:value="0">
            <text:p text:style-name="P6">1..9</text:p>
          </table:table-cell>
        </table:table-row>
        <table:table-row>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cell table:style-name="Table1.A2" office:value-type="float" office:value="0">
            <text:p text:style-name="P6">1..9</text:p>
          </table:table-cell>
          <table:table-cell table:style-name="Table1.B2" office:value-type="float" office:value="0">
            <text:p text:style-name="P6">1..9</text:p>
          </table:table-cell>
          <table:table-cell table:style-name="Table1.C2" office:value-type="float" office:value="0">
            <text:p text:style-name="P6">1..9</text:p>
          </table:table-cell>
        </table:table-row>
        <table:table-row>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cell table:style-name="Table1.A3" office:value-type="float" office:value="0">
            <text:p text:style-name="P6">1..9</text:p>
          </table:table-cell>
          <table:table-cell table:style-name="Table1.B3" office:value-type="float" office:value="0">
            <text:p text:style-name="P6">1..9</text:p>
          </table:table-cell>
          <table:table-cell table:style-name="Table1.C3" office:value-type="float" office:value="0">
            <text:p text:style-name="P6">1..9</text:p>
          </table:table-cell>
        </table:table-row>
      </table:table>
      <text:p text:style-name="P2"/>
      <text:p text:style-name="P2">Set a cell</text:p>
      <table:table table:name="Table2" table:style-name="Table2">
        <table:table-column table:style-name="Table2.A" table:number-columns-repeated="8"/>
        <table:table-column table:style-name="Table2.I"/>
        <table:table-row>
          <table:table-cell table:style-name="Table2.A1" office:value-type="float" office:value="44935">
            <text:p text:style-name="P6">4</text:p>
          </table:table-cell>
          <table:table-cell table:style-name="Table2.B1" office:value-type="float" office:value="0">
            <text:p text:style-name="P6">1,2,3,5,6,7,8,9</text:p>
          </table:table-cell>
          <table:table-cell table:style-name="Table2.C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D1" office:value-type="float" office:value="0">
            <text:p text:style-name="P6">1,2,3,5,6,7,8,9</text:p>
          </table:table-cell>
          <table:table-cell table:style-name="Table2.I1" office:value-type="float" office:value="0">
            <text:p text:style-name="P6">1,2,3,5,6,7,8,9</text:p>
          </table:table-cell>
        </table:table-row>
        <table:table-row>
          <table:table-cell table:style-name="Table2.A2" office:value-type="float" office:value="0">
            <text:p text:style-name="P6">1,2,3,5,6,7,8,9</text:p>
          </table:table-cell>
          <table:table-cell table:style-name="Table2.B2" office:value-type="float" office:value="0">
            <text:p text:style-name="P6">1,2,3,5,6,7,8,9</text:p>
          </table:table-cell>
          <table:table-cell table:style-name="Table2.C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A3" office:value-type="float" office:value="0">
            <text:p text:style-name="P6">1,2,3,5,6,7,8,9</text:p>
          </table:table-cell>
          <table:table-cell table:style-name="Table2.B3" office:value-type="float" office:value="0">
            <text:p text:style-name="P6">1,2,3,5,6,7,8,9</text:p>
          </table:table-cell>
          <table:table-cell table:style-name="Table2.C3"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row>
          <table:table-cell table:style-name="Table2.D2" office:value-type="float" office:value="0">
            <text:p text:style-name="P6">1,2,3,5,6,7,8,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D2" office:value-type="float" office:value="0">
            <text:p text:style-name="P6">1..9</text:p>
          </table:table-cell>
          <table:table-cell table:style-name="Table2.I2" office:value-type="float" office:value="0">
            <text:p text:style-name="P6">1..9</text:p>
          </table:table-cell>
        </table:table-row>
      </table:table>
      <text:p text:style-name="P2"/>
      <text:p text:style-name="P2"/>
      <text:p text:style-name="P2"><text:soft-page-break/></text:p>
      <text:p text:style-name="P3"/>
      <text:h text:style-name="P5" text:outline-level="1">Sudoku Algorithm Part 2 Removing numbers from the board</text:h>
      <text:p text:style-name="P7"/>
      <text:p text:style-name="P2">To create a Sudoku puzzle we remove numbers from the Sudoku board so there can be only one possible solution. We can’t just remove any number. Each time we remove a number we must verify that the board can be solved. We will need to try and solve the Sudoku puzzle each time we remove a number using the known methods (ns,hs,np,ir,xw,yw). If we only use the simplest methods to see if the puzzle can be solved, then our puzzle will be simpler. For example using only ns and hs methods we will have a very simple Sudoku puzzle. If we use all the methods (ns,hs,np,ir,xw,yw) our puzzle has the potential to be more difficult.</text:p>
      <text:p text:style-name="P8"/>
      <text:p text:style-name="P8">My Sudoku number removing algorithm uses a while loop. For each loop we randomly remove a number, then try to solve the puzzle. If we can solve the puzzle we try to remove another number. If we cannot solve it, we restore the number and try to remove a different number. During the solve phase, we keep track of what methods were used to solve it (ns,hs,np,ir,xw,yw) to gauge it's difficulty.</text:p>
      <text:p text:style-name="P8"/>
      <text:p text:style-name="P8">During the solve phase we must recalculate all the possible numbers for the empty cells (Potential array) each time a cell is filled in. </text:p>
      <text:p text:style-name="P8"/>
      <text:p text:style-name="P8">My breakout condition for the 'while loop' is set by a time limit. My code is sufficiently fast that 5 seconds is plenty to get the Sudoku board down to 25 visible numbers.</text:p>
      <text:p text:style-name="P3"/>
      <text:h text:style-name="P5" text:outline-level="1">Sudoku Algorithm Part 3 The Seven Basic Ways of Solving Sudoku Strategies</text:h>
      <text:p text:style-name="P7"/>
      <text:p text:style-name="P7">I could find 7 basic methods to try and solve Sudoku puzzles. Naked Singles (NS), Hidden Singles (HS), Naked Pairs (NP), Hidden Pairs (HP), Intersection Removal (IR), X-Wing (XW), and Y-Wing (YW).</text:p>
      <text:p text:style-name="P7"/>
      <text:p text:style-name="P7">Before we can check any of these methods, we need to calculate the possible values allowed in all the empty cells. For example, for a selected empty cell there is no 4 found in the row, no 4 found in the column, and no 4 found in the 3 x 3 square, then the empty cell might possibly be 4. We do this check for 1 through 9. </text:p>
      <text:p text:style-name="P7"/>
      <text:p text:style-name="P8">Naked Singles (NS): For a region (row, column and 3 x 3 square), if an empty cell has a single possibility that cell must be that value. </text:p>
      <text:p text:style-name="P8"/>
      <text:p text:style-name="P8">Hidden Singles (HS): Hidden Singles is like NS, except that the single possibility is mixed in with other possible numbers in that cell. To find it, we need to scan the row, column and 3 x 3 square to see if there is another cell with a possibility of the same value. If not, this cell must be that value. </text:p>
      <text:p text:style-name="P8"/>
      <text:p text:style-name="P8">Naked Pairs (NP): If a region (row, column and 3 x 3 square) contains two cells that have the same two possible values, and no other values, we have a Naked Pair. Since one value must go in one cell, and the second value must go in the other, you can remove these two values from all the other cells in the the same region.</text:p>
      <text:p text:style-name="P8"/>
      <text:p text:style-name="P8">Hidden Pairs (HP): Hidden Pairs are just Naked Pairs mixed in, or hidden, with other possible values in the two cells.</text:p>
      <text:p text:style-name="P8"/>
      <text:p text:style-name="P8">??You can also extend this to naked triplet, and naked quadruplets. ???</text:p>
      <text:p text:style-name="P8">three cells with only three possible values in any combination. Note cells could have 2 or three values in them</text:p>
      <text:p text:style-name="P8"/>
      <text:p text:style-name="P8"><text:soft-page-break/>Intersection Removal (IR): If a region (row, column and 3 x 3 square) has only two or three cells that contain the same possible value, and these two or three cells intersect with another region, you can remove this value from the intersecting region.</text:p>
      <text:p text:style-name="P8"/>
      <text:p text:style-name="P8"/>
      <text:p text:style-name="P8"/>
      <text:p text:style-name="P8">X-Wing (XW):</text:p>
      <text:p text:style-name="P8">Look for a single possibility value that occurs exactly twice in two rows. If the cells containing<text:line-break/>the value line up in two columns to form a rectangle, all occurrences of the value may be<text:line-break/>removed from both columns. This also works the other way, starting with columns and eliminating<text:line-break/>from rows.</text:p>
      <text:p text:style-name="P8">Y-Wing (YW)<text:line-break/>Y-wings work by eliminating possibilities from intersections of influence. Each cell exerts<text:line-break/>a range of influence on all the others cells in the same row, column, and box. Y-wing is a<text:line-break/>complex, advanced technique, so we present an example:</text:p>
      <text:p text:style-name="P8">Suppose a cell has exactly two possibilities A and B. This cell AB is the pivot. Consider<text:line-break/>two cells, AC and BC, which are influenced by AB, but do not influence each other. If they<text:line-break/>each share exactly one possibility with AB and exactly one possibility with each other, then<text:line-break/>the possibility held in common between AC and BC, C, can be eliminated from every cell in<text:line-break/>the intersection of AC and BC’s ranges of influence.</text:p>
      <text:p text:style-name="P3"/>
      <text:p text:style-name="P3"/>
      <text:p text:style-name="P3">Note, any time we set a cell, <text:span text:style-name="T1">we remove that possibility from all the cells in the affected column, row and square reg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Segoe UI', Roboto, Oxygen-Sans, Ubuntu, Cantarell, 'Helvetica Neue', sans-serif"/>
    <style:font-face style:name="var wp--preset--font-family--source-serif-pro" svg:font-family="'var wp--preset--font-family--source-serif-pro'"/>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52M55S</meta:editing-duration>
    <meta:editing-cycles>35</meta:editing-cycles>
    <meta:generator>OpenOffice/4.1.10$Win32 OpenOffice.org_project/4110m2$Build-9807</meta:generator>
    <dc:date>2023-10-02T12:30:16.58</dc:date>
    <dc:creator>Vince Pelss</dc:creator>
    <meta:document-statistic meta:table-count="2" meta:image-count="0" meta:object-count="0" meta:page-count="7" meta:paragraph-count="201" meta:word-count="1415" meta:character-count="7579"/>
    <meta:user-defined meta:name="Info 1"/>
    <meta:user-defined meta:name="Info 2"/>
    <meta:user-defined meta:name="Info 3"/>
    <meta:user-defined meta:name="Info 4"/>
  </office:meta>
</office:document-meta>
</file>